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95.62mm" fo:min-width="166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206.16mm" svg:y="-10mm" svg:width="173.53mm" svg:height="268.69mm" draw:z-index="1"><draw:image xlink:href="Pictures/100000010000016B000002329F0C3FA775BE278E.png" xlink:type="simple" xlink:show="embed" xlink:actuate="onLoad" draw:mime-type="image/png"/></draw:frame><draw:custom-shape text:anchor-type="paragraph" draw:z-index="0" draw:name="Forme1" draw:style-name="gr1" draw:text-style-name="P2" svg:width="190.1mm" svg:height="191.23mm" svg:x="-2.54mm" svg:y="19.86mm"><text:p/><draw:enhanced-geometry svg:viewBox="0 0 21600 21600" draw:text-areas="?f7 ?f0 21600 ?f2" draw:type="left-arrow" draw:modifiers="5296.78975691223 7739.9003873824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frame draw:style-name="fr1" draw:name="Image2" text:anchor-type="paragraph" svg:x="10mm" svg:y="-10mm" svg:width="173.53mm" svg:height="268.69mm" draw:z-index="2"><draw:image xlink:href="Pictures/100000010000016B000002329F0C3FA775BE278E.png" xlink:type="simple" xlink:show="embed" xlink:actuate="onLoad" draw:mime-type="image/png"/></draw:frame><draw:custom-shape text:anchor-type="paragraph" draw:z-index="3" draw:name="Forme1" draw:style-name="gr1" draw:text-style-name="P2" svg:width="190.1mm" svg:height="191.23mm" svg:x="197.41mm" svg:y="19.86mm"><text:p/><draw:enhanced-geometry svg:viewBox="0 0 21600 21600" draw:mirror-horizontal="true" draw:text-areas="?f7 ?f0 21600 ?f2" draw:type="left-arrow" draw:modifiers="5306.8101688625 7879.35805201992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420mm" fo:page-height="297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3-07-01T18:57:37.214664199</dc:date>
    <meta:editing-duration>PT43M5S</meta:editing-duration>
    <meta:editing-cycles>6</meta:editing-cycles>
    <meta:generator>LibreOffice/7.4.5.1$Linux_X86_64 LibreOffice_project/40$Build-1</meta:generator>
    <dc:creator>Philippe Teuwen</dc:creator>
    <meta:document-statistic meta:table-count="0" meta:image-count="2" meta:object-count="0" meta:page-count="2" meta:paragraph-count="0" meta:word-count="0" meta:character-count="0" meta:non-whitespace-character-count="0"/>
  </office:meta>
</office:document-meta>
</file>